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20000035FAAB29E9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6.9in" draw:z-index="0"><draw:image xlink:href="Pictures/10000001000003620000035FAAB29E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3T10:23:24.416914400</meta:creation-date>
    <dc:date>2025-04-23T10:24:59.412057800</dc:date>
    <meta:editing-duration>PT1M3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5.2.2.1$Windows_X86_64 LibreOffice_project/38d746d66d9b82fa248a2e90142b9dd3ddd1d6cd</meta:generator>
  </office:meta>
</office:document-meta>
</file>